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08a7db" officeooo:paragraph-rsid="0008a7db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iberation Sans" fo:font-size="12pt" style:text-underline-style="none" fo:font-weight="normal" officeooo:rsid="0008a7db" officeooo:paragraph-rsid="0008a7db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ltausschnitt</text:p>
      <text:p text:style-name="P2"/>
      <text:p text:style-name="P2">Leiter bieten AGs an, SuS kommen am Schuljahresbeginn zum Vortreffen (keine Zweit- und Drittwünsche?), Leiter wählt SuS aus (was ist bei zu vielen SuS?).</text:p>
      <text:p text:style-name="P2">Leiter &amp; SuS sind an den Terminen anwesend, an denen die AGs stattfinden (was ist bei Krankheit? Des Leiters?). Sie können sich auf dem AG-Portal mit einer Session anmelden.</text:p>
      <text:p text:style-name="P2">Leiter können dort AGs erstellen. Sie tragen die Anwesenheit dort ein.</text:p>
      <text:p text:style-name="P2">SuS können AGs sehen. (Und WunschAG angeben?) Sie können auch die Eintragung ihrer Anwesenheit prüfen (ihre Eltern auch, wenn sie Benutzername und Passwort kennen).</text:p>
      <text:p text:style-name="P2">Klassenlehrer sehen die Anwesenheit und können bei entsprechend häufiger Anwesenheit einen Vermerk auf dem Zeugnis notiere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20:49:52.645286719</meta:creation-date>
    <dc:date>2021-04-04T20:51:14.568623910</dc:date>
    <meta:editing-duration>PT1M22S</meta:editing-duration>
    <meta:editing-cycles>1</meta:editing-cycles>
    <meta:document-statistic meta:table-count="0" meta:image-count="0" meta:object-count="0" meta:page-count="1" meta:paragraph-count="6" meta:word-count="105" meta:character-count="698" meta:non-whitespace-character-count="599"/>
    <meta:generator>LibreOffice/6.4.7.2$Linux_X86_64 LibreOffice_project/40$Build-2</meta:generator>
  </office:meta>
</office:document-meta>
</file>